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1.404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3.055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1.568cm"/>
    </style:style>
    <style:style style:name="co15" style:family="table-column">
      <style:table-column-properties fo:break-before="auto" style:column-width="3.78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4.032cm"/>
    </style:style>
    <style:style style:name="co18" style:family="table-column">
      <style:table-column-properties fo:break-before="auto" style:column-width="3.863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3.586cm"/>
    </style:style>
    <style:style style:name="co21" style:family="table-column">
      <style:table-column-properties fo:break-before="auto" style:column-width="4.733cm"/>
    </style:style>
    <style:style style:name="co22" style:family="table-column">
      <style:table-column-properties fo:break-before="auto" style:column-width="3.383cm"/>
    </style:style>
    <style:style style:name="co23" style:family="table-column">
      <style:table-column-properties fo:break-before="auto" style:column-width="2.566cm"/>
    </style:style>
    <style:style style:name="co24" style:family="table-column">
      <style:table-column-properties fo:break-before="auto" style:column-width="3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UMBER(R)</text:p>
          </table:table-cell>
          <table:table-cell office:value-type="string" calcext:value-type="string">
            <text:p>NUMBER RATE</text:p>
          </table:table-cell>
          <table:table-cell office:value-type="string" calcext:value-type="string">
            <text:p>RANDOM(R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T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R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T)</text:p>
          </table:table-cell>
          <table:table-cell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9034" calcext:value-type="float">
            <text:p>6903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8262" calcext:value-type="float">
            <text:p>6826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1" office:value-type="float" office:value="67178" calcext:value-type="float">
            <text:p>6717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336" calcext:value-type="float">
            <text:p>9336</text:p>
          </table:table-cell>
          <table:table-cell table:style-name="ce3" office:value-type="percentage" office:value="0.5667" calcext:value-type="percentage">
            <text:p>56,67%</text:p>
          </table:table-cell>
          <table:table-cell table:style-name="ce1" office:value-type="float" office:value="4337" calcext:value-type="float">
            <text:p>4337</text:p>
          </table:table-cell>
          <table:table-cell table:style-name="ce3" office:value-type="percentage" office:value="0.2333" calcext:value-type="percentage">
            <text:p>2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3049" calcext:value-type="float">
            <text:p>73049</text:p>
          </table:table-cell>
          <table:table-cell table:style-name="ce6" office:value-type="percentage" office:value="0.0333" calcext:value-type="percentage">
            <text:p>3,33%</text:p>
          </table:table-cell>
          <table:table-cell table:style-name="ce5" office:value-type="float" office:value="72599" calcext:value-type="float">
            <text:p>72599</text:p>
          </table:table-cell>
          <table:table-cell table:style-name="ce6" office:value-type="percentage" office:value="0.0333" calcext:value-type="percentage">
            <text:p>3,33%</text:p>
          </table:table-cell>
          <table:table-cell table:style-name="ce1" office:value-type="float" office:value="71680" calcext:value-type="float">
            <text:p>71680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4467" calcext:value-type="float">
            <text:p>5446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8156" calcext:value-type="float">
            <text:p>8156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3795" calcext:value-type="float">
            <text:p>7379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3312" calcext:value-type="float">
            <text:p>7331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608" calcext:value-type="float">
            <text:p>75608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3491" calcext:value-type="float">
            <text:p>73491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3156" calcext:value-type="float">
            <text:p>13156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5942" calcext:value-type="float">
            <text:p>7594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189" calcext:value-type="float">
            <text:p>7518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827" calcext:value-type="float">
            <text:p>7582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75611" calcext:value-type="float">
            <text:p>75611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9711" calcext:value-type="float">
            <text:p>19711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715" calcext:value-type="float">
            <text:p>971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986" calcext:value-type="float">
            <text:p>798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085" calcext:value-type="float">
            <text:p>40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057" calcext:value-type="float">
            <text:p>505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66" calcext:value-type="float">
            <text:p>3366</text:p>
          </table:table-cell>
          <table:table-cell table:style-name="ce3" office:value-type="percentage" office:value="0.9" calcext:value-type="percentage">
            <text:p>9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219" calcext:value-type="float">
            <text:p>1221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559" calcext:value-type="float">
            <text:p>955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113" calcext:value-type="float">
            <text:p>411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91" calcext:value-type="float">
            <text:p>499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135" calcext:value-type="float">
            <text:p>3135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01" calcext:value-type="float">
            <text:p>1410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027" calcext:value-type="float">
            <text:p>1102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367" calcext:value-type="float">
            <text:p>436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428" calcext:value-type="float">
            <text:p>542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246" calcext:value-type="float">
            <text:p>3246</text:p>
          </table:table-cell>
          <table:table-cell table:style-name="ce3"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2" calcext:value-type="float">
            <text:p>1828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4090" calcext:value-type="float">
            <text:p>1409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16" calcext:value-type="float">
            <text:p>491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845" calcext:value-type="float">
            <text:p>584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17" calcext:value-type="float">
            <text:p>3317</text:p>
          </table:table-cell>
          <table:table-cell table:style-name="ce3" office:value-type="percentage" office:value="0.9" calcext:value-type="percentage">
            <text:p>9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59" calcext:value-type="float">
            <text:p>575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274" calcext:value-type="float">
            <text:p>5274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4442" calcext:value-type="float">
            <text:p>4442</text:p>
          </table:table-cell>
          <table:table-cell table:style-name="ce3" office:value-type="percentage" office:value="0.1333" calcext:value-type="percentage">
            <text:p>13,33%</text:p>
          </table:table-cell>
          <table:table-cell table:style-name="ce1" office:value-type="float" office:value="3700" calcext:value-type="float">
            <text:p>3700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3023" calcext:value-type="float">
            <text:p>3023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947" calcext:value-type="float">
            <text:p>2294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5072" calcext:value-type="float">
            <text:p>1507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9837" calcext:value-type="float">
            <text:p>9837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219" calcext:value-type="float">
            <text:p>5219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3714" calcext:value-type="float">
            <text:p>3714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02" calcext:value-type="float">
            <text:p>20102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17305" calcext:value-type="float">
            <text:p>1730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6425" calcext:value-type="float">
            <text:p>6425</text:p>
          </table:table-cell>
          <table:table-cell table:style-name="ce3" office:value-type="percentage" office:value="0.0333" calcext:value-type="percentage">
            <text:p>3,33%</text:p>
          </table:table-cell>
          <table:table-cell table:style-name="ce1" office:value-type="float" office:value="5478" calcext:value-type="float">
            <text:p>5478</text:p>
          </table:table-cell>
          <table:table-cell table:style-name="ce3" office:value-type="percentage" office:value="0.0667" calcext:value-type="percentage">
            <text:p>6,67%</text:p>
          </table:table-cell>
          <table:table-cell table:style-name="ce1" office:value-type="float" office:value="3823" calcext:value-type="float">
            <text:p>3823</text:p>
          </table:table-cell>
          <table:table-cell table:style-name="ce3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189" calcext:value-type="float">
            <text:p>14189</text:p>
          </table:table-cell>
          <table:table-cell table:style-name="ce3" office:value-type="percentage" office:value="0.6333" calcext:value-type="percentage">
            <text:p>63,33%</text:p>
          </table:table-cell>
          <table:table-cell table:style-name="ce1" office:value-type="float" office:value="13606" calcext:value-type="float">
            <text:p>13606</text:p>
          </table:table-cell>
          <table:table-cell table:style-name="ce3" office:value-type="percentage" office:value="0.5" calcext:value-type="percentage">
            <text:p>50,00%</text:p>
          </table:table-cell>
          <table:table-cell table:style-name="ce1" office:value-type="float" office:value="5324" calcext:value-type="float">
            <text:p>5324</text:p>
          </table:table-cell>
          <table:table-cell table:style-name="ce3" office:value-type="percentage" office:value="0.0667" calcext:value-type="percentage">
            <text:p>6,67%</text:p>
          </table:table-cell>
          <table:table-cell table:style-name="ce1" office:value-type="float" office:value="5482" calcext:value-type="float">
            <text:p>5482</text:p>
          </table:table-cell>
          <table:table-cell table:style-name="ce3" office:value-type="percentage" office:value="0.3667" calcext:value-type="percentage">
            <text:p>36,67%</text:p>
          </table:table-cell>
          <table:table-cell table:style-name="ce1" office:value-type="float" office:value="3882" calcext:value-type="float">
            <text:p>3882</text:p>
          </table:table-cell>
          <table:table-cell table:style-name="ce3"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01" calcext:value-type="float">
            <text:p>700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346" calcext:value-type="float">
            <text:p>6346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685" calcext:value-type="float">
            <text:p>36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779" calcext:value-type="float">
            <text:p>477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162" calcext:value-type="float">
            <text:p>3162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953" calcext:value-type="float">
            <text:p>795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082" calcext:value-type="float">
            <text:p>708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824" calcext:value-type="float">
            <text:p>3824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085" calcext:value-type="float">
            <text:p>508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3319" calcext:value-type="float">
            <text:p>3319</text:p>
          </table:table-cell>
          <table:table-cell table:style-name="ce3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165" calcext:value-type="float">
            <text:p>1516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991" calcext:value-type="float">
            <text:p>1199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774" calcext:value-type="float">
            <text:p>4774</text:p>
          </table:table-cell>
          <table:table-cell table:style-name="ce3" office:value-type="percentage" office:value="0.8" calcext:value-type="percentage">
            <text:p>80,00%</text:p>
          </table:table-cell>
          <table:table-cell table:style-name="ce1" office:value-type="float" office:value="6455" calcext:value-type="float">
            <text:p>6455</text:p>
          </table:table-cell>
          <table:table-cell table:style-name="ce3" office:value-type="percentage" office:value="0.9333" calcext:value-type="percentage">
            <text:p>93,33%</text:p>
          </table:table-cell>
          <table:table-cell table:style-name="ce1" office:value-type="float" office:value="3646" calcext:value-type="float">
            <text:p>3646</text:p>
          </table:table-cell>
          <table:table-cell table:style-name="ce3" office:value-type="percentage" office:value="0.4667" calcext:value-type="percentage">
            <text:p>46,67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338" calcext:value-type="float">
            <text:p>1333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11690" calcext:value-type="float">
            <text:p>1169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438" calcext:value-type="float">
            <text:p>4438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192" calcext:value-type="float">
            <text:p>6192</text:p>
          </table:table-cell>
          <table:table-cell table:style-name="ce3" office:value-type="percentage" office:value="0.9333" calcext:value-type="percentage">
            <text:p>93,33%</text:p>
          </table:table-cell>
          <table:table-cell table:style-name="ce1" office:value-type="float" office:value="3607" calcext:value-type="float">
            <text:p>3607</text:p>
          </table:table-cell>
          <table:table-cell table:style-name="ce3"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17" calcext:value-type="float">
            <text:p>791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7181" calcext:value-type="float">
            <text:p>7181</text:p>
          </table:table-cell>
          <table:table-cell table:style-name="ce3" office:value-type="percentage" office:value="0.8333" calcext:value-type="percentage">
            <text:p>83,33%</text:p>
          </table:table-cell>
          <table:table-cell table:style-name="ce1" office:value-type="float" office:value="4806" calcext:value-type="float">
            <text:p>4806</text:p>
          </table:table-cell>
          <table:table-cell table:style-name="ce3" office:value-type="percentage" office:value="0.5" calcext:value-type="percentage">
            <text:p>50,00%</text:p>
          </table:table-cell>
          <table:table-cell table:style-name="ce1" office:value-type="float" office:value="4996" calcext:value-type="float">
            <text:p>4996</text:p>
          </table:table-cell>
          <table:table-cell table:style-name="ce3" office:value-type="percentage" office:value="0.7" calcext:value-type="percentage">
            <text:p>70,00%</text:p>
          </table:table-cell>
          <table:table-cell table:style-name="ce1" office:value-type="float" office:value="3304" calcext:value-type="float">
            <text:p>3304</text:p>
          </table:table-cell>
          <table:table-cell table:style-name="ce3"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55" calcext:value-type="float">
            <text:p>9155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8361" calcext:value-type="float">
            <text:p>8361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837" calcext:value-type="float">
            <text:p>4837</text:p>
          </table:table-cell>
          <table:table-cell table:style-name="ce3" office:value-type="percentage" office:value="0.9" calcext:value-type="percentage">
            <text:p>90,00%</text:p>
          </table:table-cell>
          <table:table-cell table:style-name="ce1" office:value-type="float" office:value="5537" calcext:value-type="float">
            <text:p>5537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683" calcext:value-type="float">
            <text:p>3683</text:p>
          </table:table-cell>
          <table:table-cell table:style-name="ce3" office:value-type="percentage" office:value="0.5333" calcext:value-type="percentage">
            <text:p>53,33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473" calcext:value-type="float">
            <text:p>10473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122" calcext:value-type="float">
            <text:p>9122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4933" calcext:value-type="float">
            <text:p>4933</text:p>
          </table:table-cell>
          <table:table-cell table:style-name="ce3" office:value-type="percentage" office:value="0.8" calcext:value-type="percentage">
            <text:p>80,00%</text:p>
          </table:table-cell>
          <table:table-cell table:style-name="ce1" office:value-type="float" office:value="5909" calcext:value-type="float">
            <text:p>5909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799" calcext:value-type="float">
            <text:p>3799</text:p>
          </table:table-cell>
          <table:table-cell table:style-name="ce3" office:value-type="percentage" office:value="0.6" calcext:value-type="percentage">
            <text:p>60,0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F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650" calcext:value-type="float">
            <text:p>11650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9729" calcext:value-type="float">
            <text:p>9729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5117" calcext:value-type="float">
            <text:p>5117</text:p>
          </table:table-cell>
          <table:table-cell table:style-name="ce3" office:value-type="percentage" office:value="1" calcext:value-type="percentage">
            <text:p>100,00%</text:p>
          </table:table-cell>
          <table:table-cell table:style-name="ce1" office:value-type="float" office:value="6145" calcext:value-type="float">
            <text:p>6145</text:p>
          </table:table-cell>
          <table:table-cell table:style-name="ce3" office:value-type="percentage" office:value="0.9667" calcext:value-type="percentage">
            <text:p>96,67%</text:p>
          </table:table-cell>
          <table:table-cell table:style-name="ce1" office:value-type="float" office:value="3773" calcext:value-type="float">
            <text:p>3773</text:p>
          </table:table-cell>
          <table:table-cell table:style-name="ce3" office:value-type="percentage" office:value="0.6" calcext:value-type="percentage">
            <text:p>6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43" calcext:value-type="float">
            <text:p>244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4" calcext:value-type="float">
            <text:p>242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5" calcext:value-type="float">
            <text:p>2425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55" calcext:value-type="float">
            <text:p>2355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50" calcext:value-type="float">
            <text:p>245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311" calcext:value-type="float">
            <text:p>23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45" calcext:value-type="float">
            <text:p>25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8" calcext:value-type="float">
            <text:p>2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11" calcext:value-type="float">
            <text:p>2511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03" calcext:value-type="float">
            <text:p>240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02" calcext:value-type="float">
            <text:p>24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02" calcext:value-type="float">
            <text:p>250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43" calcext:value-type="float">
            <text:p>264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32" calcext:value-type="float">
            <text:p>253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24" calcext:value-type="float">
            <text:p>2524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96" calcext:value-type="float">
            <text:p>259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93" calcext:value-type="float">
            <text:p>259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29" calcext:value-type="float">
            <text:p>252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922" calcext:value-type="float">
            <text:p>292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26" calcext:value-type="float">
            <text:p>2626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F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673" calcext:value-type="float">
            <text:p>267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459" calcext:value-type="float">
            <text:p>245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611" calcext:value-type="float">
            <text:p>26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533" calcext:value-type="float">
            <text:p>2533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355" calcext:value-type="float">
            <text:p>1635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2978" calcext:value-type="float">
            <text:p>1297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448" calcext:value-type="float">
            <text:p>44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602" calcext:value-type="float">
            <text:p>56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494" calcext:value-type="float">
            <text:p>3494</text:p>
          </table:table-cell>
          <table:table-cell table:style-name="ce6" office:value-type="percentage" office:value="0.9667" calcext:value-type="percentage">
            <text:p>96,67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5647" calcext:value-type="float">
            <text:p>35647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27151" calcext:value-type="float">
            <text:p>2715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881" calcext:value-type="float">
            <text:p>688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245" calcext:value-type="float">
            <text:p>72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980" calcext:value-type="float">
            <text:p>3980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6031" calcext:value-type="float">
            <text:p>5603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6514" calcext:value-type="float">
            <text:p>4651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9605" calcext:value-type="float">
            <text:p>9605</text:p>
          </table:table-cell>
          <table:table-cell table:style-name="ce6" office:value-type="percentage" office:value="0.9667" calcext:value-type="percentage">
            <text:p>96,67%</text:p>
          </table:table-cell>
          <table:table-cell table:style-name="ce5" office:value-type="float" office:value="8586" calcext:value-type="float">
            <text:p>8586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 office:value-type="float" office:value="4330" calcext:value-type="float">
            <text:p>4330</text:p>
          </table:table-cell>
          <table:table-cell table:style-name="ce6" office:value-type="percentage" office:value="0.1667" calcext:value-type="percentage">
            <text:p>16,67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TEST2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6045" calcext:value-type="float">
            <text:p>6604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5758" calcext:value-type="float">
            <text:p>65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2407" calcext:value-type="float">
            <text:p>12407</text:p>
          </table:table-cell>
          <table:table-cell table:style-name="ce6" office:value-type="percentage" office:value="0.9333" calcext:value-type="percentage">
            <text:p>93,33%</text:p>
          </table:table-cell>
          <table:table-cell table:style-name="ce5" office:value-type="float" office:value="10108" calcext:value-type="float">
            <text:p>10108</text:p>
          </table:table-cell>
          <table:table-cell table:style-name="ce6" office:value-type="percentage" office:value="0.8333" calcext:value-type="percentage">
            <text:p>83,33%</text:p>
          </table:table-cell>
          <table:table-cell table:style-name="ce5" office:value-type="float" office:value="4595" calcext:value-type="float">
            <text:p>4595</text:p>
          </table:table-cell>
          <table:table-cell table:style-name="ce6" office:value-type="percentage" office:value="0.1" calcext:value-type="percentage">
            <text:p>1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978" calcext:value-type="float">
            <text:p>1197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0846" calcext:value-type="float">
            <text:p>108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961" calcext:value-type="float">
            <text:p>396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176" calcext:value-type="float">
            <text:p>517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324" calcext:value-type="float">
            <text:p>332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48" calcext:value-type="float">
            <text:p>1504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4546" calcext:value-type="float">
            <text:p>1454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795" calcext:value-type="float">
            <text:p>479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6555" calcext:value-type="float">
            <text:p>6555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3702" calcext:value-type="float">
            <text:p>3702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190" calcext:value-type="float">
            <text:p>1719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7170" calcext:value-type="float">
            <text:p>1717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511" calcext:value-type="float">
            <text:p>551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7758" calcext:value-type="float">
            <text:p>7758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026" calcext:value-type="float">
            <text:p>402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P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9063" calcext:value-type="float">
            <text:p>19063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19349" calcext:value-type="float">
            <text:p>19349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5891" calcext:value-type="float">
            <text:p>5891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8880" calcext:value-type="float">
            <text:p>8880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office:value-type="float" office:value="4336" calcext:value-type="float">
            <text:p>4336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5"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office:value-type="float" office:value="8048" calcext:value-type="float">
            <text:p>8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0" calcext:value-type="float">
            <text:p>7210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3767" calcext:value-type="float">
            <text:p>37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918" calcext:value-type="float">
            <text:p>49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office:value-type="float" office:value="13635" calcext:value-type="float">
            <text:p>13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71" calcext:value-type="float">
            <text:p>10871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223" calcext:value-type="float">
            <text:p>42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56" calcext:value-type="float">
            <text:p>525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office:value-type="float" office:value="25843" calcext:value-type="float">
            <text:p>25843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7354" calcext:value-type="float">
            <text:p>27354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7" office:value-type="float" office:value="16887" calcext:value-type="float">
            <text:p>16887</text:p>
          </table:table-cell>
          <table:table-cell table:style-name="ce2" office:value-type="percentage" office:value="0.2333" calcext:value-type="percentage">
            <text:p>23,33%</text:p>
          </table:table-cell>
          <table:table-cell office:value-type="float" office:value="13895" calcext:value-type="float">
            <text:p>13895</text:p>
          </table:table-cell>
          <table:table-cell table:style-name="ce2" office:value-type="percentage" office:value="0.3" calcext:value-type="percentage">
            <text:p>30,00%</text:p>
          </table:table-cell>
          <table:table-cell office:value-type="float" office:value="5112" calcext:value-type="float">
            <text:p>5112</text:p>
          </table:table-cell>
          <table:table-cell table:style-name="ce2"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office:value-type="float" office:value="58552" calcext:value-type="float">
            <text:p>58552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57631" calcext:value-type="float">
            <text:p>57631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7" office:value-type="float" office:value="15425" calcext:value-type="float">
            <text:p>15425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14832" calcext:value-type="float">
            <text:p>14832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5667" calcext:value-type="float">
            <text:p>5667</text:p>
          </table:table-cell>
          <table:table-cell table:style-name="ce2" office:value-type="percentage" office:value="0.1333" calcext:value-type="percentage">
            <text:p>1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office:value-type="float" office:value="12886" calcext:value-type="float">
            <text:p>12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8" calcext:value-type="float">
            <text:p>9938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7" office:value-type="float" office:value="4013" calcext:value-type="float">
            <text:p>40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80" calcext:value-type="float">
            <text:p>528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326" calcext:value-type="float">
            <text:p>3326</text:p>
          </table:table-cell>
          <table:table-cell table:style-name="ce2" office:value-type="percentage" office:value="0.7667" calcext:value-type="percentage">
            <text:p>7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16103" calcext:value-type="float">
            <text:p>16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6" calcext:value-type="float">
            <text:p>1336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588" calcext:value-type="float">
            <text:p>45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992" calcext:value-type="float">
            <text:p>599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648" calcext:value-type="float">
            <text:p>3648</text:p>
          </table:table-cell>
          <table:table-cell table:style-name="ce2"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20535" calcext:value-type="float">
            <text:p>205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8" calcext:value-type="float">
            <text:p>170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40" calcext:value-type="float">
            <text:p>524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209" calcext:value-type="float">
            <text:p>72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051" calcext:value-type="float">
            <text:p>4051</text:p>
          </table:table-cell>
          <table:table-cell table:style-name="ce2" office:value-type="percentage" office:value="0.8667" calcext:value-type="percentage">
            <text:p>8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26103" calcext:value-type="float">
            <text:p>26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54" calcext:value-type="float">
            <text:p>203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039" calcext:value-type="float">
            <text:p>60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8601" calcext:value-type="float">
            <text:p>860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807" calcext:value-type="float">
            <text:p>4807</text:p>
          </table:table-cell>
          <table:table-cell table:style-name="ce2" office:value-type="percentage" office:value="0.7" calcext:value-type="percentage">
            <text:p>70,00%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formula="of:=SUM([.C2:.C45])" office:value-type="float" office:value="931043" calcext:value-type="float">
            <text:p>931043</text:p>
          </table:table-cell>
          <table:table-cell table:formula="of:=AVERAGE([.D2:.D45])" office:value-type="percentage" office:value="0.82045" calcext:value-type="percentage">
            <text:p>82,05%</text:p>
          </table:table-cell>
          <table:table-cell table:style-name="ce1" table:formula="of:=SUM([.E$2:.E$45])" office:value-type="float" office:value="852891" calcext:value-type="float">
            <text:p>852891</text:p>
          </table:table-cell>
          <table:table-cell table:style-name="ce3" table:formula="of:=AVERAGE([.F$2:.F$45])" office:value-type="percentage" office:value="0.824995454545455" calcext:value-type="percentage">
            <text:p>82,50%</text:p>
          </table:table-cell>
          <table:table-cell table:style-name="ce1" table:formula="of:=SUM([.G$2:.G$45])" office:value-type="float" office:value="503875" calcext:value-type="float">
            <text:p>503875</text:p>
          </table:table-cell>
          <table:table-cell table:style-name="ce3" table:formula="of:=AVERAGE([.H$2:.H$45])" office:value-type="percentage" office:value="0.799995454545455" calcext:value-type="percentage">
            <text:p>80,00%</text:p>
          </table:table-cell>
          <table:table-cell table:style-name="ce1" table:formula="of:=SUM([.I$2:.I$45])" office:value-type="float" office:value="445122" calcext:value-type="float">
            <text:p>445122</text:p>
          </table:table-cell>
          <table:table-cell table:style-name="ce3" table:formula="of:=AVERAGE([.J$2:.J$45])" office:value-type="percentage" office:value="0.804543181818182" calcext:value-type="percentage">
            <text:p>80,45%</text:p>
          </table:table-cell>
          <table:table-cell table:style-name="ce1" table:formula="of:=SUM([.K$2:.K$45])" office:value-type="float" office:value="186307" calcext:value-type="float">
            <text:p>186307</text:p>
          </table:table-cell>
          <table:table-cell table:style-name="ce3" table:formula="of:=AVERAGE([.L$2:.L$45])" office:value-type="percentage" office:value="0.654540909090909" calcext:value-type="percentage">
            <text:p>65,45%</text:p>
          </table:table-cell>
          <table:table-cell table:number-columns-repeated="16372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e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2"/>
        <table:table-column table:style-name="co13" table:number-columns-repeated="1637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U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K)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MIGRANT(U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IGRANT(K)</text:p>
          </table:table-cell>
          <table:table-cell table:style-name="Default" office:value-type="string" calcext:value-type="string">
            <text:p>RAT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7178" calcext:value-type="float">
            <text:p>67178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2222" calcext:value-type="float">
            <text:p>42222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4337" calcext:value-type="float">
            <text:p>4337</text:p>
          </table:table-cell>
          <table:table-cell table:style-name="ce3" office:value-type="percentage" office:value="0.2333" calcext:value-type="percentage">
            <text:p>23,33%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1680" calcext:value-type="float">
            <text:p>71680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2309" calcext:value-type="float">
            <text:p>62309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8156" calcext:value-type="float">
            <text:p>8156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017" calcext:value-type="float">
            <text:p>601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608" calcext:value-type="float">
            <text:p>75608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1210" calcext:value-type="float">
            <text:p>7121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13156" calcext:value-type="float">
            <text:p>13156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990" calcext:value-type="float">
            <text:p>799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5827" calcext:value-type="float">
            <text:p>75827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74754" calcext:value-type="float">
            <text:p>7475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19711" calcext:value-type="float">
            <text:p>19711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9592" calcext:value-type="float">
            <text:p>959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085" calcext:value-type="float">
            <text:p>408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745" calcext:value-type="float">
            <text:p>2745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3366" calcext:value-type="float">
            <text:p>3366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2310" calcext:value-type="float">
            <text:p>231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113" calcext:value-type="float">
            <text:p>4113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3599" calcext:value-type="float">
            <text:p>3599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135" calcext:value-type="float">
            <text:p>313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727" calcext:value-type="float">
            <text:p>272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367" calcext:value-type="float">
            <text:p>4367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060" calcext:value-type="float">
            <text:p>406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246" calcext:value-type="float">
            <text:p>3246</text:p>
          </table:table-cell>
          <table:table-cell table:style-name="ce3" office:value-type="percentage" office:value="0.9667" calcext:value-type="percentage">
            <text:p>96,67%</text:p>
          </table:table-cell>
          <table:table-cell office:value-type="float" office:value="3033" calcext:value-type="float">
            <text:p>303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916" calcext:value-type="float">
            <text:p>4916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700" calcext:value-type="float">
            <text:p>4700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317" calcext:value-type="float">
            <text:p>3317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3267" calcext:value-type="float">
            <text:p>326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442" calcext:value-type="float">
            <text:p>4442</text:p>
          </table:table-cell>
          <table:table-cell table:style-name="ce3" office:value-type="percentage" office:value="0.1333" calcext:value-type="percentage">
            <text:p>13,33%</text:p>
          </table:table-cell>
          <table:table-cell office:value-type="float" office:value="2565" calcext:value-type="float">
            <text:p>2565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023" calcext:value-type="float">
            <text:p>3023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1995" calcext:value-type="float">
            <text:p>199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837" calcext:value-type="float">
            <text:p>9837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6744" calcext:value-type="float">
            <text:p>674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714" calcext:value-type="float">
            <text:p>3714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3003" calcext:value-type="float">
            <text:p>300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425" calcext:value-type="float">
            <text:p>6425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5711" calcext:value-type="float">
            <text:p>5711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823" calcext:value-type="float">
            <text:p>3823</text:p>
          </table:table-cell>
          <table:table-cell table:style-name="ce3" office:value-type="percentage" office:value="0.0333" calcext:value-type="percentage">
            <text:p>3,33%</text:p>
          </table:table-cell>
          <table:table-cell office:value-type="float" office:value="3459" calcext:value-type="float">
            <text:p>345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5324" calcext:value-type="float">
            <text:p>5324</text:p>
          </table:table-cell>
          <table:table-cell table:style-name="ce3" office:value-type="percentage" office:value="0.0667" calcext:value-type="percentage">
            <text:p>6,67%</text:p>
          </table:table-cell>
          <table:table-cell office:value-type="float" office:value="5028" calcext:value-type="float">
            <text:p>5028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882" calcext:value-type="float">
            <text:p>3882</text:p>
          </table:table-cell>
          <table:table-cell table:style-name="ce3" office:value-type="percentage" office:value="0.1" calcext:value-type="percentage">
            <text:p>10,00%</text:p>
          </table:table-cell>
          <table:table-cell office:value-type="float" office:value="3532" calcext:value-type="float">
            <text:p>353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685" calcext:value-type="float">
            <text:p>3685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351" calcext:value-type="float">
            <text:p>2351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162" calcext:value-type="float">
            <text:p>3162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086" calcext:value-type="float">
            <text:p>208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824" calcext:value-type="float">
            <text:p>3824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3276" calcext:value-type="float">
            <text:p>3276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319" calcext:value-type="float">
            <text:p>3319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2858" calcext:value-type="float">
            <text:p>28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774" calcext:value-type="float">
            <text:p>4774</text:p>
          </table:table-cell>
          <table:table-cell table:style-name="ce3" office:value-type="percentage" office:value="0.8" calcext:value-type="percentage">
            <text:p>80,00%</text:p>
          </table:table-cell>
          <table:table-cell office:value-type="float" office:value="3981" calcext:value-type="float">
            <text:p>3981</text:p>
          </table:table-cell>
          <table:table-cell office:value-type="percentage" office:value="0.3667" calcext:value-type="percentage">
            <text:p>36,67%</text:p>
          </table:table-cell>
          <table:table-cell table:style-name="ce1" office:value-type="float" office:value="3646" calcext:value-type="float">
            <text:p>3646</text:p>
          </table:table-cell>
          <table:table-cell table:style-name="ce3" office:value-type="percentage" office:value="0.4667" calcext:value-type="percentage">
            <text:p>46,67%</text:p>
          </table:table-cell>
          <table:table-cell office:value-type="float" office:value="3190" calcext:value-type="float">
            <text:p>3190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438" calcext:value-type="float">
            <text:p>4438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536" calcext:value-type="float">
            <text:p>4536</text:p>
          </table:table-cell>
          <table:table-cell office:value-type="percentage" office:value="0.9667" calcext:value-type="percentage">
            <text:p>96,67%</text:p>
          </table:table-cell>
          <table:table-cell table:style-name="ce1" office:value-type="float" office:value="3607" calcext:value-type="float">
            <text:p>3607</text:p>
          </table:table-cell>
          <table:table-cell table:style-name="ce3" office:value-type="percentage" office:value="0.9333" calcext:value-type="percentage">
            <text:p>93,33%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806" calcext:value-type="float">
            <text:p>4806</text:p>
          </table:table-cell>
          <table:table-cell table:style-name="ce3" office:value-type="percentage" office:value="0.5" calcext:value-type="percentage">
            <text:p>50,00%</text:p>
          </table:table-cell>
          <table:table-cell office:value-type="float" office:value="3015" calcext:value-type="float">
            <text:p>3015</text:p>
          </table:table-cell>
          <table:table-cell office:value-type="percentage" office:value="0.5333" calcext:value-type="percentage">
            <text:p>53,33%</text:p>
          </table:table-cell>
          <table:table-cell table:style-name="ce1" office:value-type="float" office:value="3304" calcext:value-type="float">
            <text:p>3304</text:p>
          </table:table-cell>
          <table:table-cell table:style-name="ce3" office:value-type="percentage" office:value="0.2" calcext:value-type="percentage">
            <text:p>20,00%</text:p>
          </table:table-cell>
          <table:table-cell office:value-type="float" office:value="2133" calcext:value-type="float">
            <text:p>2133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837" calcext:value-type="float">
            <text:p>4837</text:p>
          </table:table-cell>
          <table:table-cell table:style-name="ce3" office:value-type="percentage" office:value="0.9" calcext:value-type="percentage">
            <text:p>90,00%</text:p>
          </table:table-cell>
          <table:table-cell office:value-type="float" office:value="4161" calcext:value-type="float">
            <text:p>4161</text:p>
          </table:table-cell>
          <table:table-cell office:value-type="percentage" office:value="0.8667" calcext:value-type="percentage">
            <text:p>86,67%</text:p>
          </table:table-cell>
          <table:table-cell table:style-name="ce1" office:value-type="float" office:value="3683" calcext:value-type="float">
            <text:p>3683</text:p>
          </table:table-cell>
          <table:table-cell table:style-name="ce3" office:value-type="percentage" office:value="0.5333" calcext:value-type="percentage">
            <text:p>53,33%</text:p>
          </table:table-cell>
          <table:table-cell office:value-type="float" office:value="3149" calcext:value-type="float">
            <text:p>3149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33" calcext:value-type="float">
            <text:p>4933</text:p>
          </table:table-cell>
          <table:table-cell table:style-name="ce3" office:value-type="percentage" office:value="0.8" calcext:value-type="percentage">
            <text:p>80,00%</text:p>
          </table:table-cell>
          <table:table-cell office:value-type="float" office:value="4664" calcext:value-type="float">
            <text:p>4664</text:p>
          </table:table-cell>
          <table:table-cell office:value-type="percentage" office:value="0.9" calcext:value-type="percentage">
            <text:p>90,00%</text:p>
          </table:table-cell>
          <table:table-cell table:style-name="ce1" office:value-type="float" office:value="3799" calcext:value-type="float">
            <text:p>3799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3549" calcext:value-type="float">
            <text:p>3549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5117" calcext:value-type="float">
            <text:p>5117</text:p>
          </table:table-cell>
          <table:table-cell table:style-name="ce3" office:value-type="percentage" office:value="1" calcext:value-type="percentage">
            <text:p>100,00%</text:p>
          </table:table-cell>
          <table:table-cell office:value-type="float" office:value="4914" calcext:value-type="float">
            <text:p>4914</text:p>
          </table:table-cell>
          <table:table-cell office:value-type="percentage" office:value="1" calcext:value-type="percentage">
            <text:p>100,00%</text:p>
          </table:table-cell>
          <table:table-cell table:style-name="ce1" office:value-type="float" office:value="3773" calcext:value-type="float">
            <text:p>3773</text:p>
          </table:table-cell>
          <table:table-cell table:style-name="ce3" office:value-type="percentage" office:value="0.6" calcext:value-type="percentage">
            <text:p>60,00%</text:p>
          </table:table-cell>
          <table:table-cell office:value-type="float" office:value="3691" calcext:value-type="float">
            <text:p>3691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446" calcext:value-type="float">
            <text:p>244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12" calcext:value-type="float">
            <text:p>16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425" calcext:value-type="float">
            <text:p>242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599" calcext:value-type="float">
            <text:p>159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355" calcext:value-type="float">
            <text:p>235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093" calcext:value-type="float">
            <text:p>20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450" calcext:value-type="float">
            <text:p>2450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422" calcext:value-type="float">
            <text:p>242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74" calcext:value-type="float">
            <text:p>2274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45" calcext:value-type="float">
            <text:p>244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76" calcext:value-type="float">
            <text:p>2376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11" calcext:value-type="float">
            <text:p>251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57" calcext:value-type="float">
            <text:p>235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602" calcext:value-type="float">
            <text:p>26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02" calcext:value-type="float">
            <text:p>25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447" calcext:value-type="float">
            <text:p>2447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28" calcext:value-type="float">
            <text:p>2128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24" calcext:value-type="float">
            <text:p>2524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107" calcext:value-type="float">
            <text:p>2107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529" calcext:value-type="float">
            <text:p>2529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12" calcext:value-type="float">
            <text:p>231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626" calcext:value-type="float">
            <text:p>262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612" calcext:value-type="float">
            <text:p>261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94" calcext:value-type="float">
            <text:p>2394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2533" calcext:value-type="float">
            <text:p>2533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371" calcext:value-type="float">
            <text:p>237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448" calcext:value-type="float">
            <text:p>4448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972" calcext:value-type="float">
            <text:p>297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494" calcext:value-type="float">
            <text:p>3494</text:p>
          </table:table-cell>
          <table:table-cell table:style-name="ce6" office:value-type="percentage" office:value="0.9667" calcext:value-type="percentage">
            <text:p>96,67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6881" calcext:value-type="float">
            <text:p>688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5676" calcext:value-type="float">
            <text:p>5676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980" calcext:value-type="float">
            <text:p>3980</text:p>
          </table:table-cell>
          <table:table-cell table:style-name="ce6" office:value-type="percentage" office:value="0.5" calcext:value-type="percentage">
            <text:p>50,00%</text:p>
          </table:table-cell>
          <table:table-cell office:value-type="float" office:value="3374" calcext:value-type="float">
            <text:p>3374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9605" calcext:value-type="float">
            <text:p>9605</text:p>
          </table:table-cell>
          <table:table-cell table:style-name="ce6" office:value-type="percentage" office:value="0.9667" calcext:value-type="percentage">
            <text:p>96,67%</text:p>
          </table:table-cell>
          <table:table-cell office:value-type="float" office:value="8999" calcext:value-type="float">
            <text:p>8999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330" calcext:value-type="float">
            <text:p>4330</text:p>
          </table:table-cell>
          <table:table-cell table:style-name="ce6" office:value-type="percentage" office:value="0.1667" calcext:value-type="percentage">
            <text:p>16,67%</text:p>
          </table:table-cell>
          <table:table-cell office:value-type="float" office:value="3944" calcext:value-type="float">
            <text:p>3944</text:p>
          </table:table-cell>
          <table:table-cell office:value-type="percentage" office:value="0.2" calcext:value-type="percentage">
            <text:p>2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2407" calcext:value-type="float">
            <text:p>12407</text:p>
          </table:table-cell>
          <table:table-cell table:style-name="ce6" office:value-type="percentage" office:value="0.9333" calcext:value-type="percentage">
            <text:p>93,33%</text:p>
          </table:table-cell>
          <table:table-cell office:value-type="float" office:value="12059" calcext:value-type="float">
            <text:p>12059</text:p>
          </table:table-cell>
          <table:table-cell office:value-type="percentage" office:value="0.9667" calcext:value-type="percentage">
            <text:p>96,67%</text:p>
          </table:table-cell>
          <table:table-cell table:style-name="ce5" office:value-type="float" office:value="4595" calcext:value-type="float">
            <text:p>4595</text:p>
          </table:table-cell>
          <table:table-cell table:style-name="ce6" office:value-type="percentage" office:value="0.1" calcext:value-type="percentage">
            <text:p>10,00%</text:p>
          </table:table-cell>
          <table:table-cell office:value-type="float" office:value="4351" calcext:value-type="float">
            <text:p>4351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961" calcext:value-type="float">
            <text:p>396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600" calcext:value-type="float">
            <text:p>2600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324" calcext:value-type="float">
            <text:p>3324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2096" calcext:value-type="float">
            <text:p>209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795" calcext:value-type="float">
            <text:p>4795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3702" calcext:value-type="float">
            <text:p>3702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3079" calcext:value-type="float">
            <text:p>307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511" calcext:value-type="float">
            <text:p>551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884" calcext:value-type="float">
            <text:p>4884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026" calcext:value-type="float">
            <text:p>402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3622" calcext:value-type="float">
            <text:p>3622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891" calcext:value-type="float">
            <text:p>5891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5569" calcext:value-type="float">
            <text:p>5569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float" office:value="4336" calcext:value-type="float">
            <text:p>4336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float" office:value="4041" calcext:value-type="float">
            <text:p>404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67" calcext:value-type="float">
            <text:p>37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7" calcext:value-type="float">
            <text:p>345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16" calcext:value-type="float">
            <text:p>2316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4223" calcext:value-type="float">
            <text:p>42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45" calcext:value-type="float">
            <text:p>35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70" calcext:value-type="float">
            <text:p>2870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6887" calcext:value-type="float">
            <text:p>16887</text:p>
          </table:table-cell>
          <table:table-cell table:style-name="ce2" office:value-type="percentage" office:value="0.2333" calcext:value-type="percentage">
            <text:p>23,33%</text:p>
          </table:table-cell>
          <table:table-cell office:value-type="float" office:value="14874" calcext:value-type="float">
            <text:p>14874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112" calcext:value-type="float">
            <text:p>5112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4134" calcext:value-type="float">
            <text:p>4134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5425" calcext:value-type="float">
            <text:p>15425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15312" calcext:value-type="float">
            <text:p>15312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5667" calcext:value-type="float">
            <text:p>5667</text:p>
          </table:table-cell>
          <table:table-cell table:style-name="ce2" office:value-type="percentage" office:value="0.1333" calcext:value-type="percentage">
            <text:p>13,33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013" calcext:value-type="float">
            <text:p>40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626" calcext:value-type="float">
            <text:p>26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6" calcext:value-type="float">
            <text:p>3326</text:p>
          </table:table-cell>
          <table:table-cell table:style-name="ce2" office:value-type="percentage" office:value="0.7667" calcext:value-type="percentage">
            <text:p>76,67%</text:p>
          </table:table-cell>
          <table:table-cell office:value-type="float" office:value="2273" calcext:value-type="float">
            <text:p>2273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4588" calcext:value-type="float">
            <text:p>45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49" calcext:value-type="float">
            <text:p>38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8" calcext:value-type="float">
            <text:p>3648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3058" calcext:value-type="float">
            <text:p>3058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5240" calcext:value-type="float">
            <text:p>524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05" calcext:value-type="float">
            <text:p>46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51" calcext:value-type="float">
            <text:p>4051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float" office:value="3489" calcext:value-type="float">
            <text:p>3489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6039" calcext:value-type="float">
            <text:p>60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209" calcext:value-type="float">
            <text:p>52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07" calcext:value-type="float">
            <text:p>4807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float" office:value="3661" calcext:value-type="float">
            <text:p>3661</text:p>
          </table:table-cell>
          <table:table-cell office:value-type="percentage" office:value="1" calcext:value-type="percentage">
            <text:p>100,00%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1" table:formula="of:=SUM([.C$2:.C$45])" office:value-type="float" office:value="503875" calcext:value-type="float">
            <text:p>503875</text:p>
          </table:table-cell>
          <table:table-cell table:style-name="ce3" table:formula="of:=AVERAGE([.D$2:.D$45])" office:value-type="percentage" office:value="0.799995454545455" calcext:value-type="percentage">
            <text:p>80,00%</text:p>
          </table:table-cell>
          <table:table-cell table:style-name="ce8" table:formula="of:=SUM([.E$2:.E$45])" office:value-type="float" office:value="432601" calcext:value-type="float">
            <text:p>432601</text:p>
          </table:table-cell>
          <table:table-cell table:style-name="ce3" table:formula="of:=AVERAGE([.F$2:.F$45])" office:value-type="percentage" office:value="0.932579545454546" calcext:value-type="percentage">
            <text:p>93,26%</text:p>
          </table:table-cell>
          <table:table-cell table:style-name="ce1" table:formula="of:=SUM([.G$2:.G$45])" office:value-type="float" office:value="186307" calcext:value-type="float">
            <text:p>186307</text:p>
          </table:table-cell>
          <table:table-cell table:style-name="ce3" table:formula="of:=AVERAGE([.H$2:.H$45])" office:value-type="percentage" office:value="0.654540909090909" calcext:value-type="percentage">
            <text:p>65,45%</text:p>
          </table:table-cell>
          <table:table-cell table:style-name="ce1" table:formula="of:=SUM([.I$2:.I$45])" office:value-type="float" office:value="144826" calcext:value-type="float">
            <text:p>144826</text:p>
          </table:table-cell>
          <table:table-cell table:style-name="ce3" table:formula="of:=AVERAGE([.J$2:.J$45])" office:value-type="percentage" office:value="0.824238636363636" calcext:value-type="percentage">
            <text:p>82,42%</text:p>
          </table:table-cell>
          <table:table-cell table:number-columns-repeated="16372"/>
        </table:table-row>
        <table:table-row table:style-name="ro1" table:number-rows-repeated="38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637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6372"/>
        </table:table-row>
      </table:table>
      <table:table table:name="table 3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RANDOM(lrate 0.005)</text:p>
          </table:table-cell>
          <table:table-cell office:value-type="string" calcext:value-type="string">
            <text:p>RATE</text:p>
          </table:table-cell>
          <table:table-cell table:style-name="ce7" office:value-type="string" calcext:value-type="string">
            <text:p>RANDOM( lrate 0.01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 lrate 0.02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NDOM( lrate 0.04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5" calcext:value-type="float">
            <text:p>5</text:p>
          </table:table-cell>
          <table:table-cell office:value-type="float" office:value="31745" calcext:value-type="float">
            <text:p>317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2222" calcext:value-type="float">
            <text:p>4222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265" calcext:value-type="float">
            <text:p>5026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7467" calcext:value-type="float">
            <text:p>6746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" calcext:value-type="float">
            <text:p>10</text:p>
          </table:table-cell>
          <table:table-cell office:value-type="float" office:value="48872" calcext:value-type="float">
            <text:p>48872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62309" calcext:value-type="float">
            <text:p>6230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92313" calcext:value-type="float">
            <text:p>923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51795" calcext:value-type="float">
            <text:p>151795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5" calcext:value-type="float">
            <text:p>15</text:p>
          </table:table-cell>
          <table:table-cell office:value-type="float" office:value="53490" calcext:value-type="float">
            <text:p>5349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71210" calcext:value-type="float">
            <text:p>7121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2089" calcext:value-type="float">
            <text:p>10208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8521" calcext:value-type="float">
            <text:p>16852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0" calcext:value-type="float">
            <text:p>20</text:p>
          </table:table-cell>
          <table:table-cell office:value-type="float" office:value="55924" calcext:value-type="float">
            <text:p>55924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74754" calcext:value-type="float">
            <text:p>747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9991" calcext:value-type="float">
            <text:p>10999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9798" calcext:value-type="float">
            <text:p>17979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5" calcext:value-type="float">
            <text:p>5</text:p>
          </table:table-cell>
          <table:table-cell office:value-type="float" office:value="2665" calcext:value-type="float">
            <text:p>266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745" calcext:value-type="float">
            <text:p>2745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2641" calcext:value-type="float">
            <text:p>264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8" calcext:value-type="float">
            <text:p>24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0" calcext:value-type="float">
            <text:p>10</text:p>
          </table:table-cell>
          <table:table-cell office:value-type="float" office:value="3460" calcext:value-type="float">
            <text:p>346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599" calcext:value-type="float">
            <text:p>359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749" calcext:value-type="float">
            <text:p>374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916" calcext:value-type="float">
            <text:p>391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15" calcext:value-type="float">
            <text:p>15</text:p>
          </table:table-cell>
          <table:table-cell office:value-type="float" office:value="4043" calcext:value-type="float">
            <text:p>404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060" calcext:value-type="float">
            <text:p>40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275" calcext:value-type="float">
            <text:p>42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30" calcext:value-type="float">
            <text:p>463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20" calcext:value-type="float">
            <text:p>20</text:p>
          </table:table-cell>
          <table:table-cell office:value-type="float" office:value="4581" calcext:value-type="float">
            <text:p>458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700" calcext:value-type="float">
            <text:p>47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877" calcext:value-type="float">
            <text:p>487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118" calcext:value-type="float">
            <text:p>51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5" calcext:value-type="float">
            <text:p>5</text:p>
          </table:table-cell>
          <table:table-cell office:value-type="float" office:value="2395" calcext:value-type="float">
            <text:p>239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565" calcext:value-type="float">
            <text:p>256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73" calcext:value-type="float">
            <text:p>287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13" calcext:value-type="float">
            <text:p>351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0" calcext:value-type="float">
            <text:p>10</text:p>
          </table:table-cell>
          <table:table-cell office:value-type="float" office:value="6635" calcext:value-type="float">
            <text:p>663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6744" calcext:value-type="float">
            <text:p>674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975" calcext:value-type="float">
            <text:p>69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439" calcext:value-type="float">
            <text:p>743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15" calcext:value-type="float">
            <text:p>15</text:p>
          </table:table-cell>
          <table:table-cell office:value-type="float" office:value="5793" calcext:value-type="float">
            <text:p>57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711" calcext:value-type="float">
            <text:p>571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655" calcext:value-type="float">
            <text:p>565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251" calcext:value-type="float">
            <text:p>62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20" calcext:value-type="float">
            <text:p>20</text:p>
          </table:table-cell>
          <table:table-cell office:value-type="float" office:value="5246" calcext:value-type="float">
            <text:p>524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028" calcext:value-type="float">
            <text:p>50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104" calcext:value-type="float">
            <text:p>510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080" calcext:value-type="float">
            <text:p>608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5" calcext:value-type="float">
            <text:p>5</text:p>
          </table:table-cell>
          <table:table-cell office:value-type="float" office:value="2139" calcext:value-type="float">
            <text:p>213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51" calcext:value-type="float">
            <text:p>23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03" calcext:value-type="float">
            <text:p>280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459" calcext:value-type="float">
            <text:p>345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0" calcext:value-type="float">
            <text:p>10</text:p>
          </table:table-cell>
          <table:table-cell office:value-type="float" office:value="2939" calcext:value-type="float">
            <text:p>293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276" calcext:value-type="float">
            <text:p>32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17" calcext:value-type="float">
            <text:p>381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62" calcext:value-type="float">
            <text:p>466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15" calcext:value-type="float">
            <text:p>15</text:p>
          </table:table-cell>
          <table:table-cell office:value-type="float" office:value="3481" calcext:value-type="float">
            <text:p>3481</text:p>
          </table:table-cell>
          <table:table-cell office:value-type="percentage" office:value="0.2" calcext:value-type="percentage">
            <text:p>20,00%</text:p>
          </table:table-cell>
          <table:table-cell table:style-name="ce7" office:value-type="float" office:value="3981" calcext:value-type="float">
            <text:p>3981</text:p>
          </table:table-cell>
          <table:table-cell table:style-name="ce2" office:value-type="percentage" office:value="0.3667" calcext:value-type="percentage">
            <text:p>36,67%</text:p>
          </table:table-cell>
          <table:table-cell office:value-type="float" office:value="5168" calcext:value-type="float">
            <text:p>5168</text:p>
          </table:table-cell>
          <table:table-cell table:style-name="ce2" office:value-type="percentage" office:value="0.6333" calcext:value-type="percentage">
            <text:p>63,33%</text:p>
          </table:table-cell>
          <table:table-cell office:value-type="float" office:value="6363" calcext:value-type="float">
            <text:p>6363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float" office:value="20" calcext:value-type="float">
            <text:p>20</text:p>
          </table:table-cell>
          <table:table-cell office:value-type="float" office:value="4010" calcext:value-type="float">
            <text:p>4010</text:p>
          </table:table-cell>
          <table:table-cell office:value-type="percentage" office:value="0.9" calcext:value-type="percentage">
            <text:p>90,00%</text:p>
          </table:table-cell>
          <table:table-cell table:style-name="ce7" office:value-type="float" office:value="4536" calcext:value-type="float">
            <text:p>4536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5297" calcext:value-type="float">
            <text:p>5297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6597" calcext:value-type="float">
            <text:p>659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5" calcext:value-type="float">
            <text:p>5</text:p>
          </table:table-cell>
          <table:table-cell office:value-type="float" office:value="2571" calcext:value-type="float">
            <text:p>2571</text:p>
          </table:table-cell>
          <table:table-cell office:value-type="percentage" office:value="0.2667" calcext:value-type="percentage">
            <text:p>26,67%</text:p>
          </table:table-cell>
          <table:table-cell table:style-name="ce7" office:value-type="float" office:value="3015" calcext:value-type="float">
            <text:p>3015</text:p>
          </table:table-cell>
          <table:table-cell table:style-name="ce2" office:value-type="percentage" office:value="0.5333" calcext:value-type="percentage">
            <text:p>53,33%</text:p>
          </table:table-cell>
          <table:table-cell office:value-type="float" office:value="3639" calcext:value-type="float">
            <text:p>3639</text:p>
          </table:table-cell>
          <table:table-cell table:style-name="ce2" office:value-type="percentage" office:value="0.7333" calcext:value-type="percentage">
            <text:p>73,33%</text:p>
          </table:table-cell>
          <table:table-cell office:value-type="float" office:value="4574" calcext:value-type="float">
            <text:p>4574</text:p>
          </table:table-cell>
          <table:table-cell table:style-name="ce2" office:value-type="percentage" office:value="0.7333" calcext:value-type="percentage">
            <text:p>73,33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0" calcext:value-type="float">
            <text:p>10</text:p>
          </table:table-cell>
          <table:table-cell office:value-type="float" office:value="3516" calcext:value-type="float">
            <text:p>3516</text:p>
          </table:table-cell>
          <table:table-cell office:value-type="percentage" office:value="0.7" calcext:value-type="percentage">
            <text:p>70,00%</text:p>
          </table:table-cell>
          <table:table-cell table:style-name="ce7" office:value-type="float" office:value="4161" calcext:value-type="float">
            <text:p>4161</text:p>
          </table:table-cell>
          <table:table-cell table:style-name="ce2" office:value-type="percentage" office:value="0.8667" calcext:value-type="percentage">
            <text:p>86,67%</text:p>
          </table:table-cell>
          <table:table-cell office:value-type="float" office:value="4943" calcext:value-type="float">
            <text:p>4943</text:p>
          </table:table-cell>
          <table:table-cell table:style-name="ce2" office:value-type="percentage" office:value="0.9333" calcext:value-type="percentage">
            <text:p>93,33%</text:p>
          </table:table-cell>
          <table:table-cell office:value-type="float" office:value="6409" calcext:value-type="float">
            <text:p>64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15" calcext:value-type="float">
            <text:p>15</text:p>
          </table:table-cell>
          <table:table-cell office:value-type="float" office:value="3887" calcext:value-type="float">
            <text:p>3887</text:p>
          </table:table-cell>
          <table:table-cell office:value-type="percentage" office:value="0.4333" calcext:value-type="percentage">
            <text:p>43,33%</text:p>
          </table:table-cell>
          <table:table-cell table:style-name="ce7" office:value-type="float" office:value="4664" calcext:value-type="float">
            <text:p>4664</text:p>
          </table:table-cell>
          <table:table-cell table:style-name="ce2" office:value-type="percentage" office:value="0.9" calcext:value-type="percentage">
            <text:p>90,00%</text:p>
          </table:table-cell>
          <table:table-cell office:value-type="float" office:value="5933" calcext:value-type="float">
            <text:p>5933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7581" calcext:value-type="float">
            <text:p>758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office:value-type="float" office:value="20" calcext:value-type="float">
            <text:p>20</text:p>
          </table:table-cell>
          <table:table-cell office:value-type="float" office:value="4211" calcext:value-type="float">
            <text:p>421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914" calcext:value-type="float">
            <text:p>491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870" calcext:value-type="float">
            <text:p>587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560" calcext:value-type="float">
            <text:p>75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1612" calcext:value-type="float">
            <text:p>16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43" calcext:value-type="float">
            <text:p>164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03" calcext:value-type="float">
            <text:p>170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0" calcext:value-type="float">
            <text:p>10</text:p>
          </table:table-cell>
          <table:table-cell office:value-type="float" office:value="2093" calcext:value-type="float">
            <text:p>20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112" calcext:value-type="float">
            <text:p>21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152" calcext:value-type="float">
            <text:p>215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28" calcext:value-type="float">
            <text:p>22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15" calcext:value-type="float">
            <text:p>15</text:p>
          </table:table-cell>
          <table:table-cell office:value-type="float" office:value="2273" calcext:value-type="float">
            <text:p>227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293" calcext:value-type="float">
            <text:p>229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34" calcext:value-type="float">
            <text:p>233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16" calcext:value-type="float">
            <text:p>241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20" calcext:value-type="float">
            <text:p>20</text:p>
          </table:table-cell>
          <table:table-cell office:value-type="float" office:value="2356" calcext:value-type="float">
            <text:p>235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76" calcext:value-type="float">
            <text:p>23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23" calcext:value-type="float">
            <text:p>242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510" calcext:value-type="float">
            <text:p>251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1613" calcext:value-type="float">
            <text:p>161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1627" calcext:value-type="float">
            <text:p>162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60" calcext:value-type="float">
            <text:p>16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15" calcext:value-type="float">
            <text:p>171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0" calcext:value-type="float">
            <text:p>10</text:p>
          </table:table-cell>
          <table:table-cell office:value-type="float" office:value="2109" calcext:value-type="float">
            <text:p>210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128" calcext:value-type="float">
            <text:p>212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170" calcext:value-type="float">
            <text:p>217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43" calcext:value-type="float">
            <text:p>224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15" calcext:value-type="float">
            <text:p>15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12" calcext:value-type="float">
            <text:p>23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51" calcext:value-type="float">
            <text:p>235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33" calcext:value-type="float">
            <text:p>243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office:value-type="float" office:value="20" calcext:value-type="float">
            <text:p>20</text:p>
          </table:table-cell>
          <table:table-cell office:value-type="float" office:value="2371" calcext:value-type="float">
            <text:p>2371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394" calcext:value-type="float">
            <text:p>239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37" calcext:value-type="float">
            <text:p>243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519" calcext:value-type="float">
            <text:p>251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F19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5" calcext:value-type="float">
            <text:p>5</text:p>
          </table:table-cell>
          <table:table-cell office:value-type="float" office:value="2893" calcext:value-type="float">
            <text:p>2893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972" calcext:value-type="float">
            <text:p>297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060" calcext:value-type="float">
            <text:p>306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274" calcext:value-type="float">
            <text:p>327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0" calcext:value-type="float">
            <text:p>10</text:p>
          </table:table-cell>
          <table:table-cell office:value-type="float" office:value="5608" calcext:value-type="float">
            <text:p>5608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676" calcext:value-type="float">
            <text:p>567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112" calcext:value-type="float">
            <text:p>61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832" calcext:value-type="float">
            <text:p>683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15" calcext:value-type="float">
            <text:p>15</text:p>
          </table:table-cell>
          <table:table-cell office:value-type="float" office:value="8576" calcext:value-type="float">
            <text:p>8576</text:p>
          </table:table-cell>
          <table:table-cell office:value-type="percentage" office:value="0.9" calcext:value-type="percentage">
            <text:p>90,00%</text:p>
          </table:table-cell>
          <table:table-cell table:style-name="ce7" office:value-type="float" office:value="8999" calcext:value-type="float">
            <text:p>899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9279" calcext:value-type="float">
            <text:p>927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464" calcext:value-type="float">
            <text:p>1046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TEST2N</text:p>
          </table:table-cell>
          <table:table-cell office:value-type="float" office:value="20" calcext:value-type="float">
            <text:p>20</text:p>
          </table:table-cell>
          <table:table-cell office:value-type="float" office:value="11297" calcext:value-type="float">
            <text:p>11297</text:p>
          </table:table-cell>
          <table:table-cell office:value-type="percentage" office:value="0.7333" calcext:value-type="percentage">
            <text:p>73,33%</text:p>
          </table:table-cell>
          <table:table-cell table:style-name="ce7" office:value-type="float" office:value="12059" calcext:value-type="float">
            <text:p>12059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12908" calcext:value-type="float">
            <text:p>12908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14491" calcext:value-type="float">
            <text:p>1449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TEST2N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5" calcext:value-type="float">
            <text:p>5</text:p>
          </table:table-cell>
          <table:table-cell office:value-type="float" office:value="2645" calcext:value-type="float">
            <text:p>26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600" calcext:value-type="float">
            <text:p>26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6" calcext:value-type="float">
            <text:p>2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486" calcext:value-type="float">
            <text:p>2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0" calcext:value-type="float">
            <text:p>10</text:p>
          </table:table-cell>
          <table:table-cell office:value-type="float" office:value="4295" calcext:value-type="float">
            <text:p>429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002" calcext:value-type="float">
            <text:p>400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82" calcext:value-type="float">
            <text:p>388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890" calcext:value-type="float">
            <text:p>389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15" calcext:value-type="float">
            <text:p>15</text:p>
          </table:table-cell>
          <table:table-cell office:value-type="float" office:value="5206" calcext:value-type="float">
            <text:p>520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884" calcext:value-type="float">
            <text:p>488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918" calcext:value-type="float">
            <text:p>491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04" calcext:value-type="float">
            <text:p>500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float" office:value="20" calcext:value-type="float">
            <text:p>20</text:p>
          </table:table-cell>
          <table:table-cell office:value-type="float" office:value="5965" calcext:value-type="float">
            <text:p>596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569" calcext:value-type="float">
            <text:p>556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486" calcext:value-type="float">
            <text:p>548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944" calcext:value-type="float">
            <text:p>594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ELP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5" calcext:value-type="float">
            <text:p>5</text:p>
          </table:table-cell>
          <table:table-cell office:value-type="float" office:value="2616" calcext:value-type="float">
            <text:p>261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421" calcext:value-type="float">
            <text:p>2421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354" calcext:value-type="float">
            <text:p>235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233" calcext:value-type="float">
            <text:p>223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0" calcext:value-type="float">
            <text:p>10</text:p>
          </table:table-cell>
          <table:table-cell office:value-type="float" office:value="3596" calcext:value-type="float">
            <text:p>3596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545" calcext:value-type="float">
            <text:p>354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520" calcext:value-type="float">
            <text:p>352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630" calcext:value-type="float">
            <text:p>363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15" calcext:value-type="float">
            <text:p>15</text:p>
          </table:table-cell>
          <table:table-cell office:value-type="float" office:value="14182" calcext:value-type="float">
            <text:p>14182</text:p>
          </table:table-cell>
          <table:table-cell office:value-type="percentage" office:value="0.0333" calcext:value-type="percentage">
            <text:p>3,33%</text:p>
          </table:table-cell>
          <table:table-cell table:style-name="ce7" office:value-type="float" office:value="14874" calcext:value-type="float">
            <text:p>14874</text:p>
          </table:table-cell>
          <table:table-cell table:style-name="ce2" office:value-type="percentage" office:value="0.0333" calcext:value-type="percentage">
            <text:p>3,33%</text:p>
          </table:table-cell>
          <table:table-cell office:value-type="float" office:value="14716" calcext:value-type="float">
            <text:p>14716</text:p>
          </table:table-cell>
          <table:table-cell table:style-name="ce2" office:value-type="percentage" office:value="0.0667" calcext:value-type="percentage">
            <text:p>6,67%</text:p>
          </table:table-cell>
          <table:table-cell office:value-type="float" office:value="15641" calcext:value-type="float">
            <text:p>15641</text:p>
          </table:table-cell>
          <table:table-cell table:style-name="ce2" office:value-type="percentage" office:value="0.2667" calcext:value-type="percentage">
            <text:p>26,67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CHWEFEL221</text:p>
          </table:table-cell>
          <table:table-cell office:value-type="float" office:value="20" calcext:value-type="float">
            <text:p>20</text:p>
          </table:table-cell>
          <table:table-cell office:value-type="float" office:value="15674" calcext:value-type="float">
            <text:p>15674</text:p>
          </table:table-cell>
          <table:table-cell office:value-type="percentage" office:value="0.5333" calcext:value-type="percentage">
            <text:p>53,33%</text:p>
          </table:table-cell>
          <table:table-cell table:style-name="ce7" office:value-type="float" office:value="15312" calcext:value-type="float">
            <text:p>15312</text:p>
          </table:table-cell>
          <table:table-cell table:style-name="ce2" office:value-type="percentage" office:value="0.4667" calcext:value-type="percentage">
            <text:p>46,67%</text:p>
          </table:table-cell>
          <table:table-cell office:value-type="float" office:value="16252" calcext:value-type="float">
            <text:p>16252</text:p>
          </table:table-cell>
          <table:table-cell table:style-name="ce2" office:value-type="percentage" office:value="0.5333" calcext:value-type="percentage">
            <text:p>53,33%</text:p>
          </table:table-cell>
          <table:table-cell office:value-type="float" office:value="17924" calcext:value-type="float">
            <text:p>17924</text:p>
          </table:table-cell>
          <table:table-cell table:style-name="ce2" office:value-type="percentage" office:value="0.5667" calcext:value-type="percentage">
            <text:p>56,67%</text:p>
          </table:table-cell>
          <table:table-cell office:value-type="string" calcext:value-type="string">
            <text:p>SCHWEFEL221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5" calcext:value-type="float">
            <text:p>5</text:p>
          </table:table-cell>
          <table:table-cell office:value-type="float" office:value="2600" calcext:value-type="float">
            <text:p>260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2626" calcext:value-type="float">
            <text:p>262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775" calcext:value-type="float">
            <text:p>277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917" calcext:value-type="float">
            <text:p>291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0" calcext:value-type="float">
            <text:p>10</text:p>
          </table:table-cell>
          <table:table-cell office:value-type="float" office:value="3845" calcext:value-type="float">
            <text:p>3845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3849" calcext:value-type="float">
            <text:p>384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912" calcext:value-type="float">
            <text:p>39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215" calcext:value-type="float">
            <text:p>421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15" calcext:value-type="float">
            <text:p>15</text:p>
          </table:table-cell>
          <table:table-cell office:value-type="float" office:value="4729" calcext:value-type="float">
            <text:p>4729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4605" calcext:value-type="float">
            <text:p>460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674" calcext:value-type="float">
            <text:p>467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94" calcext:value-type="float">
            <text:p>509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office:value-type="string" calcext:value-type="string">
            <text:p>SINU</text:p>
          </table:table-cell>
          <table:table-cell office:value-type="float" office:value="20" calcext:value-type="float">
            <text:p>20</text:p>
          </table:table-cell>
          <table:table-cell office:value-type="float" office:value="5320" calcext:value-type="float">
            <text:p>5320</text:p>
          </table:table-cell>
          <table:table-cell office:value-type="percentage" office:value="1" calcext:value-type="percentage">
            <text:p>100,00%</text:p>
          </table:table-cell>
          <table:table-cell table:style-name="ce7" office:value-type="float" office:value="5209" calcext:value-type="float">
            <text:p>5209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357" calcext:value-type="float">
            <text:p>5357</text:p>
          </table:table-cell>
          <table:table-cell table:style-name="ce2" office:value-type="percentage" office:value="1.09" calcext:value-type="percentage">
            <text:p>109,00%</text:p>
          </table:table-cell>
          <table:table-cell office:value-type="float" office:value="5736" calcext:value-type="float">
            <text:p>573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string" calcext:value-type="string">
            <text:p>SINU</text:p>
          </table:table-cell>
        </table:table-row>
        <table:table-row table:style-name="ro1">
          <table:table-cell table:number-columns-repeated="2"/>
          <table:table-cell table:style-name="ce1" table:formula="of:=SUM([.C$3:.C$45])" office:value-type="float" office:value="335607" calcext:value-type="float">
            <text:p>335607</text:p>
          </table:table-cell>
          <table:table-cell table:style-name="ce3" table:formula="of:=AVERAGE([.D$3:.D$45])" office:value-type="percentage" office:value="0.899997674418605" calcext:value-type="percentage">
            <text:p>90,00%</text:p>
          </table:table-cell>
          <table:table-cell table:style-name="ce8" table:formula="of:=SUM([.E$3:.E$45])" office:value-type="float" office:value="390379" calcext:value-type="float">
            <text:p>390379</text:p>
          </table:table-cell>
          <table:table-cell table:style-name="ce3" table:formula="of:=AVERAGE([.F$3:.F$45])" office:value-type="percentage" office:value="0.931011627906977" calcext:value-type="percentage">
            <text:p>93,10%</text:p>
          </table:table-cell>
          <table:table-cell table:style-name="ce1" table:formula="of:=SUM([.G$3:.G$45])" office:value-type="float" office:value="496873" calcext:value-type="float">
            <text:p>496873</text:p>
          </table:table-cell>
          <table:table-cell table:style-name="ce3" table:formula="of:=AVERAGE([.H$3:.H$45])" office:value-type="percentage" office:value="0.950153488372093" calcext:value-type="percentage">
            <text:p>95,02%</text:p>
          </table:table-cell>
          <table:table-cell table:style-name="ce1" table:formula="of:=SUM([.I$3:.I$45])" office:value-type="float" office:value="714296" calcext:value-type="float">
            <text:p>714296</text:p>
          </table:table-cell>
          <table:table-cell table:style-name="ce3" table:formula="of:=AVERAGE([.J$3:.J$45])" office:value-type="percentage" office:value="0.962016279069768" calcext:value-type="percentage">
            <text:p>96,20%</text:p>
          </table:table-cell>
          <table:table-cell/>
        </table:table-row>
        <table:table-row table:style-name="ro1" table:number-rows-repeated="39">
          <table:table-cell table:number-columns-repeated="4"/>
          <table:table-cell table:style-name="ce7"/>
          <table:table-cell table:number-columns-repeated="6"/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otential" table:style-name="ta1">
        <table:table-column table:style-name="co2" table:default-cell-style-name="Default"/>
        <table:table-column table:style-name="co4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ce2"/>
        <table:table-column table:style-name="co2" table:number-columns-repeated="1637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KMEANS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1" office:value-type="string" calcext:value-type="string" table:number-columns-spanned="4" table:number-rows-spanned="1">
            <text:p>UNIFORM</text:p>
          </table:table-cell>
          <table:covered-table-cell table:style-name="ce3"/>
          <table:covered-table-cell table:style-name="ce1"/>
          <table:covered-table-cell table:style-name="ce3"/>
          <table:table-cell table:style-name="ce1" table:number-columns-repeated="16367"/>
        </table:table-row>
        <table:table-row table:style-name="ro1">
          <table:table-cell table:style-name="ce1" office:value-type="string" calcext:value-type="string">
            <text:p>ATOMS</text:p>
          </table:table-cell>
          <table:table-cell table:style-name="ce1" office:value-type="string" calcext:value-type="string">
            <text:p>number</text:p>
          </table:table-cell>
          <table:table-cell table:style-name="ce3" office:value-type="string" calcext:value-type="string">
            <text:p>0,005 rate</text:p>
          </table:table-cell>
          <table:table-cell table:style-name="ce1" office:value-type="string" calcext:value-type="string">
            <text:p>random</text:p>
          </table:table-cell>
          <table:table-cell table:style-name="ce3" office:value-type="string" calcext:value-type="string">
            <text:p>random rate</text:p>
          </table:table-cell>
          <table:table-cell table:style-name="ce1"/>
          <table:table-cell table:style-name="ce1" office:value-type="string" calcext:value-type="string">
            <text:p>number</text:p>
          </table:table-cell>
          <table:table-cell table:style-name="ce3" office:value-type="string" calcext:value-type="string">
            <text:p>0,005 rate</text:p>
          </table:table-cell>
          <table:table-cell table:style-name="ce1" office:value-type="string" calcext:value-type="string">
            <text:p>random</text:p>
          </table:table-cell>
          <table:table-cell table:style-name="ce3" office:value-type="string" calcext:value-type="string">
            <text:p>random rate</text:p>
          </table:table-cell>
          <table:table-cell table:style-name="ce1"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5" calcext:value-type="float">
            <text:p>2035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2982" calcext:value-type="float">
            <text:p>298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844" calcext:value-type="float">
            <text:p>2844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35" calcext:value-type="float">
            <text:p>3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1" calcext:value-type="float">
            <text:p>3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3856" calcext:value-type="float">
            <text:p>385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673" calcext:value-type="float">
            <text:p>3673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90" calcext:value-type="float">
            <text:p>50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0" calcext:value-type="float">
            <text:p>488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5385" calcext:value-type="float">
            <text:p>5385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183" calcext:value-type="float">
            <text:p>5183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8" calcext:value-type="float">
            <text:p>80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12" calcext:value-type="float">
            <text:p>741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8012" calcext:value-type="float">
            <text:p>801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6920" calcext:value-type="float">
            <text:p>6920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91" calcext:value-type="float">
            <text:p>1359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1664" calcext:value-type="float">
            <text:p>11664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float" office:value="12866" calcext:value-type="float">
            <text:p>12866</text:p>
          </table:table-cell>
          <table:table-cell table:style-name="ce2" office:value-type="percentage" office:value="0.9667" calcext:value-type="percentage">
            <text:p>96,67%</text:p>
          </table:table-cell>
          <table:table-cell office:value-type="float" office:value="10995" calcext:value-type="float">
            <text:p>10995</text:p>
          </table:table-cell>
          <table:table-cell table:style-name="ce2" office:value-type="percentage" office:value="0.9" calcext:value-type="percentage">
            <text:p>90,00%</text:p>
          </table:table-cell>
          <table:table-cell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59" calcext:value-type="float">
            <text:p>22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4" calcext:value-type="float">
            <text:p>19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21288" calcext:value-type="float">
            <text:p>21288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7577" calcext:value-type="float">
            <text:p>17577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15" calcext:value-type="float">
            <text:p>38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612" calcext:value-type="float">
            <text:p>3361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35714" calcext:value-type="float">
            <text:p>3571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1866" calcext:value-type="float">
            <text:p>31866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828" calcext:value-type="float">
            <text:p>61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86" calcext:value-type="float">
            <text:p>5318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57342" calcext:value-type="float">
            <text:p>57342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3424" calcext:value-type="float">
            <text:p>53424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045" calcext:value-type="float">
            <text:p>94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293" calcext:value-type="float">
            <text:p>7829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89383" calcext:value-type="float">
            <text:p>89383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7893" calcext:value-type="float">
            <text:p>77893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587" calcext:value-type="float">
            <text:p>116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429" calcext:value-type="float">
            <text:p>11142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113164" calcext:value-type="float">
            <text:p>11316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08395" calcext:value-type="float">
            <text:p>108395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505" calcext:value-type="float">
            <text:p>138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432" calcext:value-type="float">
            <text:p>1324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144190" calcext:value-type="float">
            <text:p>14419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25621" calcext:value-type="float">
            <text:p>125621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157" calcext:value-type="float">
            <text:p>145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507" calcext:value-type="float">
            <text:p>14950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146164" calcext:value-type="float">
            <text:p>146164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34219" calcext:value-type="float">
            <text:p>134219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381" calcext:value-type="float">
            <text:p>162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573" calcext:value-type="float">
            <text:p>16557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171496" calcext:value-type="float">
            <text:p>171496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66035" calcext:value-type="float">
            <text:p>166035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2197" calcext:value-type="float">
            <text:p>192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866" calcext:value-type="float">
            <text:p>18486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float" office:value="195007" calcext:value-type="float">
            <text:p>195007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93038" calcext:value-type="float">
            <text:p>193038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1" table:formula="of:=SUM([.B3:.B16])" office:value-type="float" office:value="1003351" calcext:value-type="float">
            <text:p>1003351</text:p>
          </table:table-cell>
          <table:table-cell table:style-name="ce3" table:formula="of:=AVERAGE([.C3:.C16])" office:value-type="percentage" office:value="0.995235714285714" calcext:value-type="percentage">
            <text:p>99,52%</text:p>
          </table:table-cell>
          <table:table-cell table:style-name="ce1" table:formula="of:=SUM([.D3:.D16])" office:value-type="float" office:value="957014" calcext:value-type="float">
            <text:p>957014</text:p>
          </table:table-cell>
          <table:table-cell table:style-name="ce3" table:formula="of:=AVERAGE([.E3:.E16])" office:value-type="percentage" office:value="0.985714285714286" calcext:value-type="percentage">
            <text:p>98,57%</text:p>
          </table:table-cell>
          <table:table-cell table:style-name="ce1"/>
          <table:table-cell table:style-name="ce1" table:formula="of:=SUM([.G3:.G16])" office:value-type="float" office:value="1006849" calcext:value-type="float">
            <text:p>1006849</text:p>
          </table:table-cell>
          <table:table-cell table:style-name="ce3" table:formula="of:=AVERAGE([.H3:.H16])" office:value-type="percentage" office:value="0.997621428571429" calcext:value-type="percentage">
            <text:p>99,76%</text:p>
          </table:table-cell>
          <table:table-cell table:style-name="ce1" table:formula="of:=SUM([.I3:.I16])" office:value-type="float" office:value="937683" calcext:value-type="float">
            <text:p>937683</text:p>
          </table:table-cell>
          <table:table-cell table:style-name="ce3" table:formula="of:=AVERAGE([.J3:.J16])" office:value-type="percentage" office:value="0.992857142857143" calcext:value-type="percentage">
            <text:p>99,29%</text:p>
          </table:table-cell>
          <table:table-cell table:style-name="ce1" table:number-columns-repeated="16367"/>
        </table:table-row>
        <table:table-row table:style-name="ro1" table:number-rows-repeated="1048558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neural" table:style-name="ta1"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column table:style-name="co2" table:number-columns-repeated="3" table:default-cell-style-name="ce2"/>
        <table:table-column table:style-name="co2" table:number-columns-repeated="16375" table:default-cell-style-name="Default"/>
        <table:table-row table:style-name="ro1"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2"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102" calcext:value-type="percentage">
            <text:p>10,20%</text:p>
          </table:table-cell>
          <table:table-cell table:style-name="ce2"/>
          <table:table-cell office:value-type="string" calcext:value-type="string">
            <text:p>Wdbc_1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399" calcext:value-type="percentage">
            <text:p>3,9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Wdbc_2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22" calcext:value-type="percentage">
            <text:p>2,2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2843" calcext:value-type="percentage">
            <text:p>28,43%</text:p>
          </table:table-cell>
          <table:table-cell office:value-type="percentage" office:value="0.1765" calcext:value-type="percentage">
            <text:p>17,65%</text:p>
          </table:table-cell>
          <table:table-cell table:style-name="ce2"/>
          <table:table-cell office:value-type="string" calcext:value-type="string">
            <text:p>Wdbc_3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0333" calcext:value-type="percentage">
            <text:p>3,33%</text:p>
          </table:table-cell>
          <table:table-cell table:style-name="ce2"/>
          <table:table-cell office:value-type="string" calcext:value-type="string">
            <text:p>Wdbc_4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67" calcext:value-type="percentage">
            <text:p>1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0275" calcext:value-type="percentage">
            <text:p>2,75%</text:p>
          </table:table-cell>
          <table:table-cell table:style-name="ce2"/>
          <table:table-cell office:value-type="string" calcext:value-type="string">
            <text:p>Wdbc_5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315" calcext:value-type="percentage">
            <text:p>3,1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255" calcext:value-type="percentage">
            <text:p>12,55%</text:p>
          </table:table-cell>
          <table:table-cell table:style-name="ce2"/>
          <table:table-cell office:value-type="string" calcext:value-type="string">
            <text:p>Wdbc_6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107" calcext:value-type="percentage">
            <text:p>1,0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333" calcext:value-type="percentage">
            <text:p>13,33%</text:p>
          </table:table-cell>
          <table:table-cell table:style-name="ce2"/>
          <table:table-cell office:value-type="string" calcext:value-type="string">
            <text:p>Wdbc_7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875" calcext:value-type="percentage">
            <text:p>8,7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0647" calcext:value-type="percentage">
            <text:p>6,47%</text:p>
          </table:table-cell>
          <table:table-cell table:style-name="ce2"/>
          <table:table-cell office:value-type="string" calcext:value-type="string">
            <text:p>Wdbc_8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619" calcext:value-type="percentage">
            <text:p>6,1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1157" calcext:value-type="percentage">
            <text:p>11,57%</text:p>
          </table:table-cell>
          <table:table-cell table:style-name="ce2"/>
          <table:table-cell office:value-type="string" calcext:value-type="string">
            <text:p>Wdbc_9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315" calcext:value-type="percentage">
            <text:p>3,1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0608" calcext:value-type="percentage">
            <text:p>6,08%</text:p>
          </table:table-cell>
          <table:table-cell table:style-name="ce2"/>
          <table:table-cell office:value-type="string" calcext:value-type="string">
            <text:p>Wdbc_10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16" table:formula="of:=AVERAGE([.B2:.B11])" office:value-type="percentage" office:value="0.23224" calcext:value-type="percentage">
            <text:p>23,22%</text:p>
          </table:table-cell>
          <table:table-cell table:style-name="ce16" table:formula="of:=AVERAGE([.C2:.C11])" office:value-type="percentage" office:value="0.23138" calcext:value-type="percentage">
            <text:p>23,14%</text:p>
          </table:table-cell>
          <table:table-cell table:style-name="ce16" table:formula="of:=AVERAGE([.D2:.D11])" office:value-type="percentage" office:value="0.09256" calcext:value-type="percentage">
            <text:p>9,26%</text:p>
          </table:table-cell>
          <table:table-cell table:style-name="ce16"/>
          <table:table-cell table:style-name="ce15"/>
          <table:table-cell table:style-name="ce16" table:formula="of:=AVERAGE([.G2:.G11])" office:value-type="percentage" office:value="0.08215" calcext:value-type="percentage">
            <text:p>8,22%</text:p>
          </table:table-cell>
          <table:table-cell table:style-name="ce16" table:formula="of:=AVERAGE([.H2:.H11])" office:value-type="percentage" office:value="0.07322" calcext:value-type="percentage">
            <text:p>7,32%</text:p>
          </table:table-cell>
          <table:table-cell table:style-name="ce16" table:formula="of:=AVERAGE([.I2:.I11])" office:value-type="percentage" office:value="0.04506" calcext:value-type="percentage">
            <text:p>4,51%</text:p>
          </table:table-cell>
          <table:table-cell table:style-name="ce15" table:number-columns-repeated="16375"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/>
          <table:table-cell table:style-name="Default" table:number-columns-repeated="2"/>
          <table:table-cell table:number-columns-repeated="16375"/>
        </table:table-row>
        <table:table-row table:style-name="ro1"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style-name="ce2"/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189" calcext:value-type="percentage">
            <text:p>11,89%</text:p>
          </table:table-cell>
          <table:table-cell table:style-name="ce2"/>
          <table:table-cell office:value-type="string" calcext:value-type="string">
            <text:p>Pima_1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2509" calcext:value-type="percentage">
            <text:p>25,0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11" calcext:value-type="percentage">
            <text:p>9,11%</text:p>
          </table:table-cell>
          <table:table-cell table:style-name="ce2"/>
          <table:table-cell office:value-type="string" calcext:value-type="string">
            <text:p>Pima_2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908" calcext:value-type="percentage">
            <text:p>39,08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1" calcext:value-type="percentage">
            <text:p>11,00%</text:p>
          </table:table-cell>
          <table:table-cell table:style-name="ce2"/>
          <table:table-cell office:value-type="string" calcext:value-type="string">
            <text:p>Pima_3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3526" calcext:value-type="percentage">
            <text:p>35,26%</text:p>
          </table:table-cell>
          <table:table-cell office:value-type="percentage" office:value="0.2636" calcext:value-type="percentage">
            <text:p>26,36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11" calcext:value-type="percentage">
            <text:p>8,11%</text:p>
          </table:table-cell>
          <table:table-cell table:style-name="ce2"/>
          <table:table-cell office:value-type="string" calcext:value-type="string">
            <text:p>Pima_4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2377" calcext:value-type="percentage">
            <text:p>2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Pima_5</text:p>
          </table:table-cell>
          <table:table-cell office:value-type="percentage" office:value="0.2925" calcext:value-type="percentage">
            <text:p>29,25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Pima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0822" calcext:value-type="percentage">
            <text:p>8,22%</text:p>
          </table:table-cell>
          <table:table-cell/>
          <table:table-cell office:value-type="string" calcext:value-type="string">
            <text:p>Pima_7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535" calcext:value-type="percentage">
            <text:p>25,3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1178" calcext:value-type="percentage">
            <text:p>11,78%</text:p>
          </table:table-cell>
          <table:table-cell/>
          <table:table-cell office:value-type="string" calcext:value-type="string">
            <text:p>Pima_8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1689" calcext:value-type="percentage">
            <text:p>16,89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Pima_9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3917" calcext:value-type="percentage">
            <text:p>39,17%</text:p>
          </table:table-cell>
          <table:table-cell office:value-type="percentage" office:value="0.3154" calcext:value-type="percentage">
            <text:p>31,5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Pima_10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16" table:formula="of:=AVERAGE([.B16:.B25])" office:value-type="percentage" office:value="0.21389" calcext:value-type="percentage">
            <text:p>21,39%</text:p>
          </table:table-cell>
          <table:table-cell table:style-name="ce16" table:formula="of:=AVERAGE([.C16:.C25])" office:value-type="percentage" office:value="0.19167" calcext:value-type="percentage">
            <text:p>19,17%</text:p>
          </table:table-cell>
          <table:table-cell table:style-name="ce16" table:formula="of:=AVERAGE([.D16:.D25])" office:value-type="percentage" office:value="0.08156" calcext:value-type="percentage">
            <text:p>8,16%</text:p>
          </table:table-cell>
          <table:table-cell/>
          <table:table-cell table:style-name="ce15"/>
          <table:table-cell table:style-name="ce16" table:formula="of:=AVERAGE([.G16:.G25])" office:value-type="percentage" office:value="0.33912" calcext:value-type="percentage">
            <text:p>33,91%</text:p>
          </table:table-cell>
          <table:table-cell table:style-name="ce16" table:formula="of:=AVERAGE([.H16:.H25])" office:value-type="percentage" office:value="0.33707" calcext:value-type="percentage">
            <text:p>33,71%</text:p>
          </table:table-cell>
          <table:table-cell table:style-name="ce16" table:formula="of:=AVERAGE([.I16:.I25])" office:value-type="percentage" office:value="0.26989" calcext:value-type="percentage">
            <text:p>26,99%</text:p>
          </table:table-cell>
          <table:table-cell table:number-columns-repeated="1637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6375"/>
        </table:table-row>
        <table:table-row table:style-name="ro1">
          <table:table-cell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2"/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Migra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Zoo_1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651" calcext:value-type="percentage">
            <text:p>26,51%</text:p>
          </table:table-cell>
          <table:table-cell office:value-type="percentage" office:value="0.279" calcext:value-type="percentage">
            <text:p>27,90%</text:p>
          </table:table-cell>
          <table:table-cell/>
          <table:table-cell office:value-type="string" calcext:value-type="string">
            <text:p>Zoo_2</text:p>
          </table:table-cell>
          <table:table-cell table:number-columns-repeated="2" office:value-type="percentage" office:value="0.2833" calcext:value-type="percentage">
            <text:p>28,3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527" calcext:value-type="percentage">
            <text:p>25,27%</text:p>
          </table:table-cell>
          <table:table-cell/>
          <table:table-cell office:value-type="string" calcext:value-type="string">
            <text:p>Zoo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18" calcext:value-type="percentage">
            <text:p>31,18%</text:p>
          </table:table-cell>
          <table:table-cell office:value-type="percentage" office:value="0.2957" calcext:value-type="percentage">
            <text:p>29,57%</text:p>
          </table:table-cell>
          <table:table-cell/>
          <table:table-cell office:value-type="string" calcext:value-type="string">
            <text:p>Zoo_4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343" calcext:value-type="percentage">
            <text:p>34,30%</text:p>
          </table:table-cell>
          <table:table-cell office:value-type="percentage" office:value="0.3387" calcext:value-type="percentage">
            <text:p>33,87%</text:p>
          </table:table-cell>
          <table:table-cell/>
          <table:table-cell office:value-type="string" calcext:value-type="string">
            <text:p>Zoo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79" calcext:value-type="percentage">
            <text:p>27,90%</text:p>
          </table:table-cell>
          <table:table-cell/>
          <table:table-cell office:value-type="string" calcext:value-type="string">
            <text:p>Zoo_7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694" calcext:value-type="percentage">
            <text:p>26,94%</text:p>
          </table:table-cell>
          <table:table-cell/>
          <table:table-cell office:value-type="string" calcext:value-type="string">
            <text:p>Zoo_8</text:p>
          </table:table-cell>
          <table:table-cell table:number-columns-repeated="2" office:value-type="percentage" office:value="0.0267" calcext:value-type="percentage">
            <text:p>2,67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446" calcext:value-type="percentage">
            <text:p>24,46%</text:p>
          </table:table-cell>
          <table:table-cell/>
          <table:table-cell office:value-type="string" calcext:value-type="string">
            <text:p>Zoo_9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436" calcext:value-type="percentage">
            <text:p>34,36%</text:p>
          </table:table-cell>
          <table:table-cell office:value-type="percentage" office:value="0.3247" calcext:value-type="percentage">
            <text:p>32,47%</text:p>
          </table:table-cell>
          <table:table-cell/>
          <table:table-cell office:value-type="string" calcext:value-type="string">
            <text:p>Zoo_10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 table:number-columns-repeated="16375"/>
        </table:table-row>
        <table:table-row table:style-name="ro2">
          <table:table-cell table:style-name="ce15"/>
          <table:table-cell table:style-name="ce16" table:formula="of:=AVERAGE([.B29:.B38])" office:value-type="percentage" office:value="0.28978" calcext:value-type="percentage">
            <text:p>28,98%</text:p>
          </table:table-cell>
          <table:table-cell table:style-name="ce16" table:formula="of:=AVERAGE([.C29:.C38])" office:value-type="percentage" office:value="0.29043" calcext:value-type="percentage">
            <text:p>29,04%</text:p>
          </table:table-cell>
          <table:table-cell table:style-name="ce16" table:formula="of:=AVERAGE([.D29:.D38])" office:value-type="percentage" office:value="0.28542" calcext:value-type="percentage">
            <text:p>28,54%</text:p>
          </table:table-cell>
          <table:table-cell/>
          <table:table-cell table:style-name="ce15"/>
          <table:table-cell table:style-name="ce16" table:formula="of:=AVERAGE([.G29:.G38])" office:value-type="percentage" office:value="0.06766" calcext:value-type="percentage">
            <text:p>6,77%</text:p>
          </table:table-cell>
          <table:table-cell table:style-name="ce16" table:formula="of:=AVERAGE([.H29:.H38])" office:value-type="percentage" office:value="0.06701" calcext:value-type="percentage">
            <text:p>6,70%</text:p>
          </table:table-cell>
          <table:table-cell table:style-name="ce16" table:formula="of:=AVERAGE([.I29:.I38])" office:value-type="percentage" office:value="0.03133" calcext:value-type="percentage">
            <text:p>3,13%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9:26:30.046875375</meta:creation-date>
    <dc:date>2024-12-11T09:51:25.856010771</dc:date>
    <meta:editing-duration>PT15H51M51S</meta:editing-duration>
    <meta:editing-cycles>194</meta:editing-cycles>
    <meta:generator>LibreOffice/7.4.7.2$Linux_X86_64 LibreOffice_project/40$Build-2</meta:generator>
    <meta:document-statistic meta:table-count="5" meta:cell-count="1932" meta:object-count="0"/>
  </office:meta>
</office:document-meta>
</file>